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</office:automatic-styles>
  <office:body>
    <office:text>
      <text:h text:style-name="Heading_20_1" text:outline-level="1">Making the source code really reproducible</text:h>
      <text:p text:style-name="First_20_paragraph">To make the do-file really reproducible, we have to make sure it does not access the data that is already loaded in Stata. Think about it, if you execute a do-file on a data that is already loaded and you have been working on it, can you ensure that re-executing the do-file creates the same results again? you might have done some changes outside of the do-file on the data - such as droping a record - which makes the results ireproducible.</text:p>
      <text:p text:style-name="Text_20_body">The solution would be to <text:span text:style-name="T1">run</text:span><text:span text:style-name="T2"> </text:span><text:span text:style-name="T3">the</text:span><text:span text:style-name="T4"> </text:span><text:span text:style-name="T5">do-file</text:span><text:span text:style-name="T6"> </text:span><text:span text:style-name="T7">in</text:span><text:span text:style-name="T8"> </text:span><text:span text:style-name="T9">a</text:span><text:span text:style-name="T10"> </text:span><text:span text:style-name="T11">cleared</text:span><text:span text:style-name="T12"> </text:span><text:span text:style-name="T13">workspace</text:span> to ensure the do-file does not access the data that is already loaded. <text:span text:style-name="T14">MarkDoc</text:span> can take a do-file and execute the code in a cleared workspace and produce the dynamic document. This is a very different engine compared to rendering a smcl-log to a dynamic document.</text:p>
      <text:p text:style-name="Text_20_body">If the do-file return an error, <text:span text:style-name="T15">MarkDoc</text:span> still create the dynamic document until the point the error occured. To run this do-file, first load the <text:span text:style-name="T16">auto</text:span> dataset in Stata. Then call <text:span text:style-name="T17">markdoc</text:span> to produce the dynamic document. You should get an error the <text:span text:style-name="T18">no variables defined</text:span>, which means your do-file does not load the data, although the data are loaded in your Stata.</text:p>
      <text:p text:style-name="P1"><text:s text:c="6"/>. <text:s text:c="1"/>display "the next command will be an error"</text:p>
      <text:p text:style-name="P2"><text:s text:c="6"/>the next command will be an error</text:p>
      <text:p text:style-name="P3"><text:s text:c="6"/></text:p>
      <text:p text:style-name="P4"><text:s text:c="6"/>. <text:s text:c="1"/>regress price mpg</text:p>
      <text:p text:style-name="P5"><text:s text:c="6"/>no variables defined</text:p>
      <text:p text:style-name="P6"><text:s text:c="6"/>r(111);</text:p>
      <text:p text:style-name="P7"><text:s text:c="6"/></text:p>
      <text:p text:style-name="P8"><text:s text:c="6"/>end of do-file</text:p>
      <text:p text:style-name="P9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